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KaiTi" svg:font-family="KaiTi" style:font-family-generic="modern" style:font-pitch="fixed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ndara" svg:font-family="Candara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602cm" table:align="margins"/>
    </style:style>
    <style:style style:name="Tableau1.A" style:family="table-column">
      <style:table-column-properties style:column-width="6.2cm" style:rel-column-width="3212*"/>
    </style:style>
    <style:style style:name="Tableau1.B" style:family="table-column">
      <style:table-column-properties style:column-width="6.202cm" style:rel-column-width="3213*"/>
    </style:style>
    <style:style style:name="Tableau1.A1" style:family="table-cell">
      <style:table-cell-properties style:vertical-align="middle" fo:background-color="#ff950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ff950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ff950e" fo:padding="0.097cm" fo:border="0.002cm solid #000000">
        <style:background-image/>
      </style:table-cell-properties>
    </style:style>
    <style:style style:name="Tableau1.A2" style:family="table-cell">
      <style:table-cell-properties fo:background-color="#cc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cc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0" style:family="table-cell">
      <style:table-cell-properties fo:background-color="#cc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C10" style:family="table-cell">
      <style:table-cell-properties fo:background-color="#cc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3" style:family="table-cell">
      <style:table-cell-properties fo:background-color="#99ffcc" fo:padding="0.097cm" fo:border-left="0.002cm solid #000000" fo:border-right="none" fo:border-top="none" fo:border-bottom="0.002cm solid #000000">
        <style:background-image/>
      </style:table-cell-properties>
    </style:style>
    <style:style style:name="Tableau1.C13" style:family="table-cell">
      <style:table-cell-properties fo:background-color="#99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20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C20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24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C24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0" style:family="table-cell">
      <style:table-cell-properties fo:background-color="#ccccff" fo:padding="0.097cm" fo:border-left="0.002cm solid #000000" fo:border-right="none" fo:border-top="none" fo:border-bottom="0.002cm solid #000000">
        <style:background-image/>
      </style:table-cell-properties>
    </style:style>
    <style:style style:name="Tableau1.C30" style:family="table-cell">
      <style:table-cell-properties fo:background-color="#cc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2" style:family="table-cell">
      <style:table-cell-properties fo:background-color="#cc99ff" fo:padding="0.097cm" fo:border-left="0.002cm solid #000000" fo:border-right="none" fo:border-top="none" fo:border-bottom="0.002cm solid #000000">
        <style:background-image/>
      </style:table-cell-properties>
    </style:style>
    <style:style style:name="Tableau1.C32" style:family="table-cell">
      <style:table-cell-properties fo:background-color="#cc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font-name="Franklin Gothic Medium"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">Code Propriété</text:p>
          </table:table-cell>
          <table:table-cell table:style-name="Tableau1.B1" office:value-type="string">
            <text:p text:style-name="P1"/>
            <text:p text:style-name="P1">Désignation</text:p>
            <text:p text:style-name="P1"/>
          </table:table-cell>
          <table:table-cell table:style-name="Tableau1.C1" office:value-type="string">
            <text:p text:style-name="P1"/>
            <text:p text:style-name="P1">Type</text:p>
          </table:table-cell>
        </table:table-row>
        <table:table-row>
          <table:table-cell table:style-name="Tableau1.A2" office:value-type="string">
            <text:p text:style-name="P2">IdClient</text:p>
          </table:table-cell>
          <table:table-cell table:style-name="Tableau1.A2" office:value-type="string">
            <text:p text:style-name="Table_20_Contents">L’identifiant du client</text:p>
          </table:table-cell>
          <table:table-cell table:style-name="Tableau1.C2" office:value-type="string">
            <text:p text:style-name="Table_20_Contents">Numérique</text:p>
          </table:table-cell>
        </table:table-row>
        <table:table-row>
          <table:table-cell table:style-name="Tableau1.A2" office:value-type="string">
            <text:p text:style-name="P2">NomClient</text:p>
          </table:table-cell>
          <table:table-cell table:style-name="Tableau1.A2" office:value-type="string">
            <text:p text:style-name="Table_20_Contents">Le nom du client</text:p>
          </table:table-cell>
          <table:table-cell table:style-name="Tableau1.C2" office:value-type="string">
            <text:p text:style-name="Table_20_Contents">Alphanumérique</text:p>
          </table:table-cell>
        </table:table-row>
        <table:table-row>
          <table:table-cell table:style-name="Tableau1.A2" office:value-type="string">
            <text:p text:style-name="P2">PrenomClient</text:p>
          </table:table-cell>
          <table:table-cell table:style-name="Tableau1.A2" office:value-type="string">
            <text:p text:style-name="Table_20_Contents">Le prénom du client</text:p>
          </table:table-cell>
          <table:table-cell table:style-name="Tableau1.C2" office:value-type="string">
            <text:p text:style-name="Table_20_Contents">Alphanumérique</text:p>
          </table:table-cell>
        </table:table-row>
        <table:table-row>
          <table:table-cell table:style-name="Tableau1.A2" office:value-type="string">
            <text:p text:style-name="P2">AdresseClient</text:p>
          </table:table-cell>
          <table:table-cell table:style-name="Tableau1.A2" office:value-type="string">
            <text:p text:style-name="Table_20_Contents">L'adresse du client</text:p>
          </table:table-cell>
          <table:table-cell table:style-name="Tableau1.C2" office:value-type="string">
            <text:p text:style-name="Table_20_Contents">Alphanumérique</text:p>
          </table:table-cell>
        </table:table-row>
        <table:table-row>
          <table:table-cell table:style-name="Tableau1.A2" office:value-type="string">
            <text:p text:style-name="P2">CPClient</text:p>
          </table:table-cell>
          <table:table-cell table:style-name="Tableau1.A2" office:value-type="string">
            <text:p text:style-name="Table_20_Contents">Le Code Postal du client</text:p>
          </table:table-cell>
          <table:table-cell table:style-name="Tableau1.C2" office:value-type="string">
            <text:p text:style-name="Table_20_Contents">Numérique</text:p>
          </table:table-cell>
        </table:table-row>
        <table:table-row>
          <table:table-cell table:style-name="Tableau1.A2" office:value-type="string">
            <text:p text:style-name="P2">VilleClient</text:p>
          </table:table-cell>
          <table:table-cell table:style-name="Tableau1.A2" office:value-type="string">
            <text:p text:style-name="Table_20_Contents">La ville du client</text:p>
          </table:table-cell>
          <table:table-cell table:style-name="Tableau1.C2" office:value-type="string">
            <text:p text:style-name="Table_20_Contents">Alphanumérique</text:p>
          </table:table-cell>
        </table:table-row>
        <table:table-row>
          <table:table-cell table:style-name="Tableau1.A2" office:value-type="string">
            <text:p text:style-name="P2">TelephoneClient</text:p>
          </table:table-cell>
          <table:table-cell table:style-name="Tableau1.A2" office:value-type="string">
            <text:p text:style-name="Table_20_Contents">Le téléphone du client</text:p>
          </table:table-cell>
          <table:table-cell table:style-name="Tableau1.C2" office:value-type="string">
            <text:p text:style-name="Table_20_Contents">Numérique</text:p>
          </table:table-cell>
        </table:table-row>
        <table:table-row>
          <table:table-cell table:style-name="Tableau1.A2" office:value-type="string">
            <text:p text:style-name="P2">MailClient</text:p>
          </table:table-cell>
          <table:table-cell table:style-name="Tableau1.A2" office:value-type="string">
            <text:p text:style-name="Table_20_Contents">L'email du client</text:p>
          </table:table-cell>
          <table:table-cell table:style-name="Tableau1.C2" office:value-type="string">
            <text:p text:style-name="Table_20_Contents">Alphanumérique </text:p>
          </table:table-cell>
        </table:table-row>
        <table:table-row>
          <table:table-cell table:style-name="Tableau1.A10" office:value-type="string">
            <text:p text:style-name="P2">IDConnexion</text:p>
          </table:table-cell>
          <table:table-cell table:style-name="Tableau1.A10" office:value-type="string">
            <text:p text:style-name="Table_20_Contents">L'identifiant de la connexion</text:p>
          </table:table-cell>
          <table:table-cell table:style-name="Tableau1.C10" office:value-type="string">
            <text:p text:style-name="Table_20_Contents">Numérique</text:p>
          </table:table-cell>
        </table:table-row>
        <table:table-row>
          <table:table-cell table:style-name="Tableau1.A10" office:value-type="string">
            <text:p text:style-name="P2">PseudoEmailConnexion</text:p>
          </table:table-cell>
          <table:table-cell table:style-name="Tableau1.A10" office:value-type="string">
            <text:p text:style-name="Table_20_Contents">Le pseudo de l'email pour la connexion</text:p>
          </table:table-cell>
          <table:table-cell table:style-name="Tableau1.C10" office:value-type="string">
            <text:p text:style-name="Table_20_Contents">Alphanumérique</text:p>
          </table:table-cell>
        </table:table-row>
        <table:table-row>
          <table:table-cell table:style-name="Tableau1.A10" office:value-type="string">
            <text:p text:style-name="P2">MDPConnexion</text:p>
          </table:table-cell>
          <table:table-cell table:style-name="Tableau1.A10" office:value-type="string">
            <text:p text:style-name="Table_20_Contents">Le mot de passe pour la connexion au site</text:p>
          </table:table-cell>
          <table:table-cell table:style-name="Tableau1.C10" office:value-type="string">
            <text:p text:style-name="Table_20_Contents">Alphanumérique</text:p>
          </table:table-cell>
        </table:table-row>
        <table:table-row>
          <table:table-cell table:style-name="Tableau1.A13" office:value-type="string">
            <text:p text:style-name="P2">IDCommande</text:p>
          </table:table-cell>
          <table:table-cell table:style-name="Tableau1.A13" office:value-type="string">
            <text:p text:style-name="Table_20_Contents">L'identifiant de la commande</text:p>
          </table:table-cell>
          <table:table-cell table:style-name="Tableau1.C13" office:value-type="string">
            <text:p text:style-name="Table_20_Contents">Numérique</text:p>
          </table:table-cell>
        </table:table-row>
        <table:table-row>
          <table:table-cell table:style-name="Tableau1.A13" office:value-type="string">
            <text:p text:style-name="P2">DateCommande</text:p>
          </table:table-cell>
          <table:table-cell table:style-name="Tableau1.A13" office:value-type="string">
            <text:p text:style-name="Table_20_Contents">Date de la commande</text:p>
          </table:table-cell>
          <table:table-cell table:style-name="Tableau1.C13" office:value-type="string">
            <text:p text:style-name="Table_20_Contents">Date</text:p>
          </table:table-cell>
        </table:table-row>
        <table:table-row>
          <table:table-cell table:style-name="Tableau1.A13" office:value-type="string">
            <text:p text:style-name="P2">DateLivraison</text:p>
          </table:table-cell>
          <table:table-cell table:style-name="Tableau1.A13" office:value-type="string">
            <text:p text:style-name="Table_20_Contents">Date de livraison de la commande</text:p>
          </table:table-cell>
          <table:table-cell table:style-name="Tableau1.C13" office:value-type="string">
            <text:p text:style-name="Table_20_Contents">Date</text:p>
          </table:table-cell>
        </table:table-row>
        <table:table-row>
          <table:table-cell table:style-name="Tableau1.A13" office:value-type="string">
            <text:p text:style-name="P2">AdresseLivraison</text:p>
          </table:table-cell>
          <table:table-cell table:style-name="Tableau1.A13" office:value-type="string">
            <text:p text:style-name="Table_20_Contents">Adresse de la livraison</text:p>
          </table:table-cell>
          <table:table-cell table:style-name="Tableau1.C13" office:value-type="string">
            <text:p text:style-name="Table_20_Contents">Alphanumérique</text:p>
          </table:table-cell>
        </table:table-row>
        <table:table-row>
          <table:table-cell table:style-name="Tableau1.A13" office:value-type="string">
            <text:p text:style-name="P2">CPLivraison</text:p>
          </table:table-cell>
          <table:table-cell table:style-name="Tableau1.A13" office:value-type="string">
            <text:p text:style-name="Table_20_Contents">Le code postal de la livraison</text:p>
          </table:table-cell>
          <table:table-cell table:style-name="Tableau1.C13" office:value-type="string">
            <text:p text:style-name="Table_20_Contents">Numérique</text:p>
          </table:table-cell>
        </table:table-row>
        <table:table-row>
          <table:table-cell table:style-name="Tableau1.A13" office:value-type="string">
            <text:p text:style-name="P2">VilleLivraison</text:p>
          </table:table-cell>
          <table:table-cell table:style-name="Tableau1.A13" office:value-type="string">
            <text:p text:style-name="Table_20_Contents">La ville de la livraison</text:p>
          </table:table-cell>
          <table:table-cell table:style-name="Tableau1.C13" office:value-type="string">
            <text:p text:style-name="Table_20_Contents">Alphanumérique</text:p>
          </table:table-cell>
        </table:table-row>
        <table:table-row>
          <table:table-cell table:style-name="Tableau1.A13" office:value-type="string">
            <text:p text:style-name="P2">FraisDePort</text:p>
          </table:table-cell>
          <table:table-cell table:style-name="Tableau1.A13" office:value-type="string">
            <text:p text:style-name="Table_20_Contents">Frais de port de la livraison</text:p>
          </table:table-cell>
          <table:table-cell table:style-name="Tableau1.C13" office:value-type="string">
            <text:p text:style-name="Table_20_Contents">Alphanumérique</text:p>
          </table:table-cell>
        </table:table-row>
        <table:table-row>
          <table:table-cell table:style-name="Tableau1.A20" office:value-type="string">
            <text:p text:style-name="P2">NumeroLigneCommande</text:p>
          </table:table-cell>
          <table:table-cell table:style-name="Tableau1.A20" office:value-type="string">
            <text:p text:style-name="Table_20_Contents">Numero de ligne de la commande</text:p>
          </table:table-cell>
          <table:table-cell table:style-name="Tableau1.C20" office:value-type="string">
            <text:p text:style-name="Table_20_Contents">Numérique</text:p>
          </table:table-cell>
        </table:table-row>
        <table:table-row>
          <table:table-cell table:style-name="Tableau1.A20" office:value-type="string">
            <text:p text:style-name="P2">QteCommandee</text:p>
          </table:table-cell>
          <table:table-cell table:style-name="Tableau1.A20" office:value-type="string">
            <text:p text:style-name="Table_20_Contents">Quantité commandée</text:p>
          </table:table-cell>
          <table:table-cell table:style-name="Tableau1.C20" office:value-type="string">
            <text:p text:style-name="Table_20_Contents">Numérique</text:p>
          </table:table-cell>
        </table:table-row>
        <table:table-row>
          <table:table-cell table:style-name="Tableau1.A20" office:value-type="string">
            <text:p text:style-name="P2">PrixUnitaireHT</text:p>
          </table:table-cell>
          <table:table-cell table:style-name="Tableau1.A20" office:value-type="string">
            <text:p text:style-name="Table_20_Contents"><text:s/>Prix unitaire du produit</text:p>
          </table:table-cell>
          <table:table-cell table:style-name="Tableau1.C20" office:value-type="string">
            <text:p text:style-name="Table_20_Contents">Monétaire</text:p>
          </table:table-cell>
        </table:table-row>
        <table:table-row>
          <table:table-cell table:style-name="Tableau1.A20" office:value-type="string">
            <text:p text:style-name="P2">TVA</text:p>
          </table:table-cell>
          <table:table-cell table:style-name="Tableau1.A20" office:value-type="string">
            <text:p text:style-name="Table_20_Contents">La TVA du produit</text:p>
          </table:table-cell>
          <table:table-cell table:style-name="Tableau1.C20" office:value-type="string">
            <text:p text:style-name="Table_20_Contents">Numérique</text:p>
          </table:table-cell>
        </table:table-row>
        <table:table-row>
          <table:table-cell table:style-name="Tableau1.A24" office:value-type="string">
            <text:p text:style-name="P2">IDProduit</text:p>
          </table:table-cell>
          <table:table-cell table:style-name="Tableau1.A24" office:value-type="string">
            <text:p text:style-name="Table_20_Contents">L'identifiant du Produit</text:p>
          </table:table-cell>
          <table:table-cell table:style-name="Tableau1.C24" office:value-type="string">
            <text:p text:style-name="Table_20_Contents">Numérique</text:p>
          </table:table-cell>
        </table:table-row>
        <table:table-row>
          <table:table-cell table:style-name="Tableau1.A24" office:value-type="string">
            <text:p text:style-name="P2">NomProduit</text:p>
          </table:table-cell>
          <table:table-cell table:style-name="Tableau1.A24" office:value-type="string">
            <text:p text:style-name="Table_20_Contents">Le nom du produit</text:p>
          </table:table-cell>
          <table:table-cell table:style-name="Tableau1.C24" office:value-type="string">
            <text:p text:style-name="Table_20_Contents">Alphanumérique</text:p>
          </table:table-cell>
        </table:table-row>
        <table:table-row>
          <table:table-cell table:style-name="Tableau1.A24" office:value-type="string">
            <text:p text:style-name="P2">DescriptionProduit</text:p>
          </table:table-cell>
          <table:table-cell table:style-name="Tableau1.A24" office:value-type="string">
            <text:p text:style-name="Table_20_Contents">La description du produit </text:p>
          </table:table-cell>
          <table:table-cell table:style-name="Tableau1.C24" office:value-type="string">
            <text:p text:style-name="Table_20_Contents">Alphanumérique</text:p>
          </table:table-cell>
        </table:table-row>
        <table:table-row>
          <table:table-cell table:style-name="Tableau1.A24" office:value-type="string">
            <text:p text:style-name="P2">PrixUnitaireHT</text:p>
          </table:table-cell>
          <table:table-cell table:style-name="Tableau1.A24" office:value-type="string">
            <text:p text:style-name="Table_20_Contents">Le prix unitaire du produit</text:p>
          </table:table-cell>
          <table:table-cell table:style-name="Tableau1.C24" office:value-type="string">
            <text:p text:style-name="Table_20_Contents">Monétaire</text:p>
          </table:table-cell>
        </table:table-row>
        <table:table-row>
          <table:table-cell table:style-name="Tableau1.A24" office:value-type="string">
            <text:p text:style-name="P2">TVA </text:p>
          </table:table-cell>
          <table:table-cell table:style-name="Tableau1.A24" office:value-type="string">
            <text:p text:style-name="Table_20_Contents">La TVA du produit</text:p>
          </table:table-cell>
          <table:table-cell table:style-name="Tableau1.C24" office:value-type="string">
            <text:p text:style-name="Table_20_Contents">Numérique</text:p>
          </table:table-cell>
        </table:table-row>
        <table:table-row>
          <table:table-cell table:style-name="Tableau1.A24" office:value-type="string">
            <text:p text:style-name="P2">QteEnStock</text:p>
          </table:table-cell>
          <table:table-cell table:style-name="Tableau1.A24" office:value-type="string">
            <text:p text:style-name="Table_20_Contents">La quantité en stock du produit</text:p>
          </table:table-cell>
          <table:table-cell table:style-name="Tableau1.C24" office:value-type="string">
            <text:p text:style-name="Table_20_Contents">Numérique</text:p>
          </table:table-cell>
        </table:table-row>
        <table:table-row>
          <table:table-cell table:style-name="Tableau1.A30" office:value-type="string">
            <text:p text:style-name="P2">IDCategorie</text:p>
          </table:table-cell>
          <table:table-cell table:style-name="Tableau1.A30" office:value-type="string">
            <text:p text:style-name="Table_20_Contents">L'identifiant de la catégorie</text:p>
          </table:table-cell>
          <table:table-cell table:style-name="Tableau1.C30" office:value-type="string">
            <text:p text:style-name="Table_20_Contents">Numérique</text:p>
          </table:table-cell>
        </table:table-row>
        <table:table-row>
          <table:table-cell table:style-name="Tableau1.A30" office:value-type="string">
            <text:p text:style-name="P2">LibelleCategorie</text:p>
          </table:table-cell>
          <table:table-cell table:style-name="Tableau1.A30" office:value-type="string">
            <text:p text:style-name="Table_20_Contents">Le libellé de la catégorie </text:p>
          </table:table-cell>
          <table:table-cell table:style-name="Tableau1.C30" office:value-type="string">
            <text:p text:style-name="Table_20_Contents">Alphanumérique</text:p>
          </table:table-cell>
        </table:table-row>
        <table:table-row>
          <table:table-cell table:style-name="Tableau1.A32" office:value-type="string">
            <text:p text:style-name="P2">IDPromo</text:p>
          </table:table-cell>
          <table:table-cell table:style-name="Tableau1.A32" office:value-type="string">
            <text:p text:style-name="Table_20_Contents">L'identifiant de la promo</text:p>
          </table:table-cell>
          <table:table-cell table:style-name="Tableau1.C32" office:value-type="string">
            <text:p text:style-name="Table_20_Contents">Numérique</text:p>
          </table:table-cell>
        </table:table-row>
        <table:table-row>
          <table:table-cell table:style-name="Tableau1.A32" office:value-type="string">
            <text:p text:style-name="P2">DescriptifPromo</text:p>
          </table:table-cell>
          <table:table-cell table:style-name="Tableau1.A32" office:value-type="string">
            <text:p text:style-name="Table_20_Contents">Le descriptif de la promo </text:p>
          </table:table-cell>
          <table:table-cell table:style-name="Tableau1.C32" office:value-type="string">
            <text:p text:style-name="Table_20_Contents">Alphanumérique</text:p>
          </table:table-cell>
        </table:table-row>
        <table:table-row>
          <table:table-cell table:style-name="Tableau1.A32" office:value-type="string">
            <text:p text:style-name="P2">PrixPromo</text:p>
          </table:table-cell>
          <table:table-cell table:style-name="Tableau1.A32" office:value-type="string">
            <text:p text:style-name="Table_20_Contents">Le prix de la promo</text:p>
          </table:table-cell>
          <table:table-cell table:style-name="Tableau1.C32" office:value-type="string">
            <text:p text:style-name="Table_20_Contents">Monétaire</text:p>
          </table:table-cell>
        </table:table-row>
        <table:table-row>
          <table:table-cell table:style-name="Tableau1.A32" office:value-type="string">
            <text:p text:style-name="P2">DateValidité</text:p>
          </table:table-cell>
          <table:table-cell table:style-name="Tableau1.A32" office:value-type="string">
            <text:p text:style-name="Table_20_Contents">La date de validité de la promo</text:p>
          </table:table-cell>
          <table:table-cell table:style-name="Tableau1.C32" office:value-type="string">
            <text:p text:style-name="Table_20_Contents">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KaiTi" svg:font-family="KaiTi" style:font-family-generic="modern" style:font-pitch="fixed"/>
    <style:font-face style:name="Aharoni" svg:font-family="Aharoni" style:font-pitch="variable"/>
    <style:font-face style:name="Andalus" svg:font-family="Andalu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ndara" svg:font-family="Candara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ëtitia </meta:initial-creator>
    <meta:creation-date>2016-09-27T11:12:44.13</meta:creation-date>
    <dc:date>2016-10-04T08:37:21.41</dc:date>
    <dc:creator>Laëtitia </dc:creator>
    <meta:editing-duration>PT1H2M33S</meta:editing-duration>
    <meta:editing-cycles>10</meta:editing-cycles>
    <meta:generator>OpenOffice/4.1.2$Win32 OpenOffice.org_project/412m3$Build-9782</meta:generator>
    <meta:document-statistic meta:table-count="1" meta:image-count="0" meta:object-count="0" meta:page-count="1" meta:paragraph-count="105" meta:word-count="229" meta:character-count="1630"/>
  </office:meta>
</office:document-meta>
</file>